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table:number-columns-spanned="2" table:number-rows-spanned="1">
            <text:p>Pressure</text:p>
          </table:table-cell>
          <table:covered-table-cell/>
          <table:table-cell/>
        </table:table-row>
        <table:table-row table:style-name="ro2">
          <table:table-cell office:value-type="string">
            <text:p>Min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1016">
            <text:p>1016</text:p>
          </table:table-cell>
          <table:table-cell/>
        </table:table-row>
        <table:table-row table:style-name="ro1">
          <table:table-cell office:value-type="string">
            <text:p>Reading</text:p>
          </table:table-cell>
          <table:table-cell office:value-type="string" table:number-columns-spanned="2" table:number-rows-spanned="1">
            <text:p>Factor</text:p>
          </table:table-cell>
          <table:covered-table-cell/>
        </table:table-row>
        <table:table-row table:style-name="ro2">
          <table:table-cell office:value-type="float" office:value="1010">
            <text:p>1010</text:p>
          </table:table-cell>
          <table:table-cell table:formula="of:=([.A5]-[.$A$3])/([.$B$3]-[.$A$3])" office:value-type="float" office:value="0.25">
            <text:p>0,25</text:p>
          </table:table-cell>
          <table:table-cell table:formula="of:=1-[.B5]" office:value-type="float" office:value="0.75">
            <text:p>0,75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table:formula="of:=([.A6]-[.$A$3])/([.$B$3]-[.$A$3])" office:value-type="float" office:value="0.75">
            <text:p>0,75</text:p>
          </table:table-cell>
          <table:table-cell table:formula="of:=1-[.B6]" office:value-type="float" office:value="0.25">
            <text:p>0,25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table:formula="of:=([.A7]-[.$A$3])/([.$B$3]-[.$A$3])" office:value-type="float" office:value="1">
            <text:p>1</text:p>
          </table:table-cell>
          <table:table-cell table:formula="of:=1-[.B7]" office:value-type="float" office:value="0">
            <text:p>0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table:formula="of:=([.A8]-[.$A$3])/([.$B$3]-[.$A$3])" office:value-type="float" office:value="0.25">
            <text:p>0,25</text:p>
          </table:table-cell>
          <table:table-cell table:formula="of:=1-[.B8]" office:value-type="float" office:value="0.75">
            <text:p>0,75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table:formula="of:=([.A9]-[.$A$3])/([.$B$3]-[.$A$3])" office:value-type="float" office:value="0">
            <text:p>0</text:p>
          </table:table-cell>
          <table:table-cell table:formula="of:=1-[.B9]" office:value-type="float" office:value="1">
            <text:p>1</text:p>
          </table:table-cell>
        </table:table-row>
        <table:table-row table:style-name="ro2">
          <table:table-cell office:value-type="float" office:value="1012">
            <text:p>1012</text:p>
          </table:table-cell>
          <table:table-cell table:formula="of:=([.A10]-[.$A$3])/([.$B$3]-[.$A$3])" office:value-type="float" office:value="0.5">
            <text:p>0,5</text:p>
          </table:table-cell>
          <table:table-cell table:formula="of:=1-[.B10]" office:value-type="float" office:value="0.5">
            <text:p>0,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/07/2011</text:date>, <text:time>21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Momenso</meta:initial-creator>
    <meta:creation-date>2011-07-31T18:02:34.57</meta:creation-date>
    <dc:date>2011-07-31T21:48:40.88</dc:date>
    <dc:creator>David Momenso</dc:creator>
    <meta:editing-duration>PT13S</meta:editing-duration>
    <meta:editing-cycles>1</meta:editing-cycles>
    <meta:document-statistic meta:table-count="3" meta:cell-count="28" meta:object-count="0"/>
    <meta:generator>OpenOffice.org/3.3$Win32 OpenOffice.org_project/330m20$Build-9567</meta:generator>
  </office:meta>
</office:document-meta>
</file>